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9bd" officeooo:paragraph-rsid="0016e9bd"/>
    </style:style>
    <style:style style:name="P2" style:family="paragraph" style:parent-style-name="Standard">
      <style:text-properties officeooo:rsid="0018d9d5" officeooo:paragraph-rsid="0018d9d5"/>
    </style:style>
    <style:style style:name="T1" style:family="text">
      <style:text-properties officeooo:rsid="0018d9d5"/>
    </style:style>
    <style:style style:name="T2" style:family="text">
      <style:text-properties officeooo:rsid="00199bc6"/>
    </style:style>
    <style:style style:name="T3" style:family="text">
      <style:text-properties officeooo:rsid="001b53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→ ne pas reposé sur expyriment : utiliser pyparallel ou pyserial plûtot</text:p>
      <text:p text:style-name="P2">expyriment : a installaer depuis github et pas en pip.</text:p>
      <text:p text:style-name="P1"/>
      <text:p text:style-name="P1">→ <text:span text:style-name="T1">psychopy, vérifier l’installation si je veux en dépendre. </text:span></text:p>
      <text:p text:style-name="P1"/>
      <text:p text:style-name="P1"/>
      <text:p text:style-name="P1">→ <text:span text:style-name="T2">mettre l’outil en background. </text:span></text:p>
      <text:p text:style-name="P1"/>
      <text:p text:style-name="P1">→ <text:span text:style-name="T2">fichier de configuration : pas forcément en yaml (ou toml)… directmeent python peutetre une meilleur option.</text:span></text:p>
      <text:p text:style-name="P1"/>
      <text:p text:style-name="P1">→ <text:span text:style-name="T3">mettre les liens en homepage. De la me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3:47:02.066886689</meta:creation-date>
    <dc:date>2025-03-17T14:04:48.676867073</dc:date>
    <meta:editing-duration>PT17M4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6" meta:word-count="62" meta:character-count="368" meta:non-whitespace-character-count="310"/>
  </office:meta>
</office:document-meta>
</file>